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</office:automatic-styles>
  <office:body>
    <office:text>
      <text:p text:style-name="P1"><text:span text:style-name="T1_1">1.<text:s/></text:span><text:span text:style-name="T1_2">What</text:span><text:span text:style-name="T1_3">’</text:span><text:span text:style-name="T1_4">s</text:span><text:span text:style-name="T1_5"><text:s/></text:span><text:span text:style-name="T1_6">the</text:span><text:span text:style-name="T1_7"><text:s/></text:span><text:span text:style-name="T1_8">difference</text:span><text:span text:style-name="T1_9"><text:s/></text:span><text:span text:style-name="T1_10">between</text:span><text:span text:style-name="T1_11"><text:s/></text:span><text:span text:style-name="T1_12">the</text:span><text:span text:style-name="T1_13"><text:s/></text:span><text:span text:style-name="T1_14">different</text:span><text:span text:style-name="T1_15"><text:s/></text:span><text:span text:style-name="T1_16">number</text:span><text:span text:style-name="T1_17"><text:s/></text:span><text:span text:style-name="T1_18">data</text:span><text:span text:style-name="T1_19"><text:s/></text:span><text:span text:style-name="T1_20">types</text:span><text:span text:style-name="T1_21">?<text:s/></text:span><text:span text:style-name="T1_22">Why</text:span><text:span text:style-name="T1_23"><text:s/></text:span><text:span text:style-name="T1_24">would</text:span><text:span text:style-name="T1_25"><text:s/></text:span><text:span text:style-name="T1_26">you</text:span><text:span text:style-name="T1_27"><text:s/></text:span><text:span text:style-name="T1_28">use</text:span><text:span text:style-name="T1_29"><text:s/></text:span><text:span text:style-name="T1_30">one</text:span><text:span text:style-name="T1_31"><text:s/></text:span><text:span text:style-name="T1_32">over</text:span><text:span text:style-name="T1_33"><text:s/></text:span><text:span text:style-name="T1_34">the</text:span><text:span text:style-name="T1_35"><text:s/></text:span><text:span text:style-name="T1_36">other</text:span><text:span text:style-name="T1_37">?</text:span></text:p>
      <text:p text:style-name="P2"/>
      <text:p text:style-name="P3"><text:span text:style-name="T3_1">2.<text:s text:c="2"/></text:span><text:span text:style-name="T3_2">If</text:span><text:span text:style-name="T3_3"><text:s/></text:span><text:span text:style-name="T3_4">you</text:span><text:span text:style-name="T3_5"><text:s/></text:span><text:span text:style-name="T3_6">set</text:span><text:span text:style-name="T3_7"><text:s/></text:span><text:span text:style-name="T3_8">a</text:span><text:span text:style-name="T3_9"><text:s/></text:span><text:span text:style-name="T3_10">float</text:span><text:span text:style-name="T3_11"><text:s/></text:span><text:span text:style-name="T3_12">equal</text:span><text:span text:style-name="T3_13"><text:s/></text:span><text:span text:style-name="T3_14">to</text:span><text:span text:style-name="T3_15"><text:s/></text:span><text:span text:style-name="T3_16">a</text:span><text:span text:style-name="T3_17"><text:s/></text:span><text:span text:style-name="T3_18">an</text:span><text:span text:style-name="T3_19"><text:s/></text:span><text:span text:style-name="T3_20">int</text:span><text:span text:style-name="T3_21"><text:s/></text:span><text:span text:style-name="T3_22">divided</text:span><text:span text:style-name="T3_23"><text:s/></text:span><text:span text:style-name="T3_24">by</text:span><text:span text:style-name="T3_25"><text:s/></text:span><text:span text:style-name="T3_26">an</text:span><text:span text:style-name="T3_27"><text:s/></text:span><text:span text:style-name="T3_28">int</text:span><text:span text:style-name="T3_29">(</text:span><text:span text:style-name="T3_30">i</text:span><text:span text:style-name="T3_31">.</text:span><text:span text:style-name="T3_32">e</text:span><text:span text:style-name="T3_33">.<text:s/></text:span><text:span text:style-name="T3_34">float</text:span><text:span text:style-name="T3_35"><text:s/></text:span><text:span text:style-name="T3_36">num</text:span><text:span text:style-name="T3_37"><text:s/>=<text:s/>13/7),<text:s/></text:span><text:span text:style-name="T3_38">would</text:span><text:span text:style-name="T3_39"><text:s/></text:span><text:span text:style-name="T3_40">the</text:span><text:span text:style-name="T3_41"><text:s/></text:span><text:span text:style-name="T3_42">resulting</text:span><text:span text:style-name="T3_43"><text:s/></text:span><text:span text:style-name="T3_44">value</text:span><text:span text:style-name="T3_45"><text:s/></text:span><text:span text:style-name="T3_46">be</text:span><text:span text:style-name="T3_47"><text:s/></text:span><text:span text:style-name="T3_48">truncated</text:span><text:span text:style-name="T3_49">?</text:span></text:p>
      <text:p text:style-name="P4"/>
      <text:p text:style-name="P5"><text:span text:style-name="T5_1">3.<text:s/></text:span><text:span text:style-name="T5_2">Declare</text:span><text:span text:style-name="T5_3"><text:s/></text:span><text:span text:style-name="T5_4">a</text:span><text:span text:style-name="T5_5"><text:s/></text:span><text:span text:style-name="T5_6">variable</text:span><text:span text:style-name="T5_7"><text:s/></text:span><text:span text:style-name="T5_8">to</text:span><text:span text:style-name="T5_9"><text:s/>14.58093.<text:s/></text:span><text:span text:style-name="T5_10">Name</text:span><text:span text:style-name="T5_11"><text:s/></text:span><text:span text:style-name="T5_12">it</text:span><text:span text:style-name="T5_13"><text:s/></text:span><text:span text:style-name="T5_14">nerds</text:span><text:span text:style-name="T5_15">.</text:span></text:p>
      <text:p text:style-name="P6"/>
      <text:p text:style-name="P7"><text:span text:style-name="T7_1">4.<text:s/></text:span><text:span text:style-name="T7_2">Give</text:span><text:span text:style-name="T7_3"><text:s/></text:span><text:span text:style-name="T7_4">a</text:span><text:span text:style-name="T7_5"><text:s/></text:span><text:span text:style-name="T7_6">statement</text:span><text:span text:style-name="T7_7"><text:s/></text:span><text:span text:style-name="T7_8">that</text:span><text:span text:style-name="T7_9"><text:s/></text:span><text:span text:style-name="T7_10">will</text:span><text:span text:style-name="T7_11"><text:s/></text:span><text:span text:style-name="T7_12">increase</text:span><text:span text:style-name="T7_13"><text:s/></text:span><text:span text:style-name="T7_14">nerds</text:span><text:span text:style-name="T7_15"><text:s/></text:span><text:span text:style-name="T7_16">by</text:span><text:span text:style-name="T7_17"><text:s/>12.495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